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520000002F10AD7E842EFFB4E2.png" manifest:media-type="image/png"/>
  <manifest:file-entry manifest:full-path="Pictures/10000201000000520000002FE51485E5B86CCF23.png" manifest:media-type="image/png"/>
  <manifest:file-entry manifest:full-path="Pictures/100000000000054600000331AC6D4943EB950AE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rame_20_contents">
      <style:paragraph-properties fo:margin-left="0.1043in" fo:margin-right="0in" fo:margin-top="0.0535in" fo:margin-bottom="0in" style:contextual-spacing="false" fo:text-indent="0in" style:auto-text-indent="false"/>
    </style:style>
    <style:style style:name="P2" style:family="paragraph" style:parent-style-name="Frame_20_contents">
      <style:paragraph-properties fo:margin-left="0.1043in" fo:margin-right="0in" fo:margin-top="0.0543in" fo:margin-bottom="0in" style:contextual-spacing="false" fo:text-indent="0in" style:auto-text-indent="false"/>
    </style:style>
    <style:style style:name="P3" style:family="paragraph" style:parent-style-name="Heading_20_3" style:master-page-name="Standard">
      <style:paragraph-properties fo:margin-left="0in" fo:margin-right="0in" fo:text-indent="0in" style:auto-text-indent="false" style:page-number="auto"/>
    </style:style>
    <style:style style:name="P4" style:family="paragraph" style:parent-style-name="Text_20_body">
      <style:paragraph-properties fo:margin-top="0.0008in" fo:margin-bottom="0in" style:contextual-spacing="false"/>
      <style:text-properties fo:font-size="14.5pt" style:font-size-asian="14.5pt"/>
    </style:style>
    <style:style style:name="P5" style:family="paragraph" style:parent-style-name="Text_20_body">
      <style:paragraph-properties fo:margin-left="6.6957in" fo:margin-right="0in" fo:text-indent="0in" style:auto-text-indent="false"/>
    </style:style>
    <style:style style:name="P6" style:family="paragraph" style:parent-style-name="Text_20_body">
      <style:paragraph-properties fo:margin-top="0.002in" fo:margin-bottom="0in" style:contextual-spacing="false"/>
      <style:text-properties fo:font-size="14.5pt" style:font-size-asian="14.5pt"/>
    </style:style>
    <style:style style:name="P7" style:family="paragraph" style:parent-style-name="Text_20_body">
      <style:paragraph-properties fo:margin-top="0.0055in" fo:margin-bottom="0in" style:contextual-spacing="false"/>
      <style:text-properties fo:font-size="5pt" style:font-size-asian="5pt"/>
    </style:style>
    <style:style style:name="P8" style:family="paragraph" style:parent-style-name="Text_20_body">
      <style:paragraph-properties fo:margin-top="0.0063in" fo:margin-bottom="0in" style:contextual-spacing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e7e6e6"/>
      <style:paragraph-properties fo:text-align="start"/>
      <style:text-properties fo:font-size="11pt"/>
    </style:style>
    <style:style style:name="P11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font-name="Carlito" fo:font-size="8pt" fo:font-weight="bold" style:font-size-asian="8pt" style:font-weight-asian="bol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4307in" fo:padding-top="0in" fo:padding-bottom="0in" fo:padding-left="0in" fo:padding-right="0in" fo:wrap-option="wrap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2327in" fo:min-width="0.4307in" fo:padding-top="0in" fo:padding-bottom="0in" fo:padding-left="0in" fo:padding-right="0in" fo:wrap-option="wrap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5" style:family="graphic">
      <style:graphic-properties draw:stroke="none" svg:stroke-width="0in" draw:fill="solid" draw:fill-color="#e7e6e6" draw:textarea-vertical-align="top" draw:auto-grow-height="false" draw:fit-to-size="false" style:shrink-to-fit="false" fo:min-height="0.1319in" fo:min-width="0.2299in" fo:padding-top="0.05in" fo:padding-bottom="0.05in" fo:padding-left="0.1in" fo:padding-right="0.1in" fo:wrap-option="wrap" style:run-through="background"/>
      <style:paragraph-properties style:writing-mode="lr-tb"/>
    </style:style>
    <style:style style:name="gr6" style:family="graphic">
      <style:graphic-properties draw:stroke="solid" svg:stroke-width="0.0071in" svg:stroke-color="#000000" draw:stroke-linejoin="miter" draw:fill="none" draw:textarea-vertical-align="top" draw:auto-grow-height="false" draw:fit-to-size="false" style:shrink-to-fit="false" fo:min-height="0.1319in" fo:min-width="0.2299in" fo:padding-top="0.05in" fo:padding-bottom="0.05in" fo:padding-left="0.1in" fo:padding-right="0.1in" fo:wrap-option="wrap" style:run-through="background"/>
      <style:paragraph-properties style:writing-mode="lr-tb"/>
    </style:style>
    <style:style style:name="gr7" style:family="graphic">
      <style:graphic-properties draw:stroke="solid" svg:stroke-width="0.0071in" svg:stroke-color="#000000" draw:stroke-linejoin="miter" draw:fill="none" draw:textarea-vertical-align="top" draw:auto-grow-height="false" draw:fit-to-size="false" style:shrink-to-fit="false" fo:min-height="0.1437in" fo:min-width="0.2299in" fo:padding-top="0.05in" fo:padding-bottom="0.05in" fo:padding-left="0.1in" fo:padding-right="0.1in" fo:wrap-option="wrap" style:run-through="background"/>
      <style:paragraph-properties style:writing-mode="lr-tb"/>
    </style:style>
    <style:style style:name="gr8" style:family="graphic" style:parent-style-name="Frame">
      <style:graphic-properties draw:stroke="none" svg:stroke-width="0in" draw:fill="none" draw:textarea-vertical-align="top" draw:auto-grow-height="false" fo:min-height="0.2327in" fo:min-width="0.4307in" fo:padding-top="0in" fo:padding-bottom="0in" fo:padding-left="0in" fo:padding-right="0in" fo:wrap-option="wrap" fo:margin-left="0.0016in" fo:margin-right="0in" fo:margin-top="0in" fo:margin-bottom="0.0016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draw:g text:anchor-type="paragraph" draw:z-index="1" draw:name="Group 6" draw:style-name="gr3"><draw:frame draw:name="Picture 15" draw:style-name="gr4" draw:text-style-name="P9" svg:width="10.6933in" svg:height="6.4717in" svg:x="0.5in" svg:y="0.5in"><draw:image xlink:href="Pictures/100000000000054600000331AC6D4943EB950AE0.jpg" xlink:type="simple" xlink:show="embed" xlink:actuate="onLoad" draw:mime-type="image/jpeg"><text:p/></draw:image></draw:frame><draw:custom-shape draw:name="Rectangle 14" draw:style-name="gr5" draw:text-style-name="P10" svg:width="0.4295in" svg:height="0.2315in" svg:x="6.9189in" svg:y="2.813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" draw:style-name="gr6" draw:text-style-name="P11" svg:width="0.4295in" svg:height="0.2315in" svg:x="6.9189in" svg:y="2.813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5" draw:text-style-name="P10" svg:width="0.4295in" svg:height="0.2315in" svg:x="6.9189in" svg:y="3.313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6" draw:text-style-name="P11" svg:width="0.4295in" svg:height="0.2315in" svg:x="6.9189in" svg:y="3.313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10" draw:style-name="gr4" draw:text-style-name="P9" svg:width="0.4295in" svg:height="0.2433in" svg:x="6.9307in" svg:y="5.8953in"><draw:image xlink:href="Pictures/10000201000000520000002FE51485E5B86CCF23.png" xlink:type="simple" xlink:show="embed" xlink:actuate="onLoad" draw:mime-type="image/png"><text:p/></draw:image></draw:frame><draw:custom-shape draw:name="Rectangle 9" draw:style-name="gr7" draw:text-style-name="P11" svg:width="0.4295in" svg:height="0.2433in" svg:x="6.9307in" svg:y="5.895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Picture 8" draw:style-name="gr4" draw:text-style-name="P9" svg:width="0.4295in" svg:height="0.2433in" svg:x="6.9307in" svg:y="6.2445in"><draw:image xlink:href="Pictures/10000201000000520000002F10AD7E842EFFB4E2.png" xlink:type="simple" xlink:show="embed" xlink:actuate="onLoad" draw:mime-type="image/png"><text:p/></draw:image></draw:frame><draw:custom-shape draw:name="Rectangle 7" draw:style-name="gr7" draw:text-style-name="P11" svg:width="0.4295in" svg:height="0.2433in" svg:x="6.9307in" svg:y="6.244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P5"><draw:custom-shape text:anchor-type="as-char" draw:z-index="0" draw:name="Shape2" draw:style-name="gr8" draw:text-style-name="P9" svg:width="0.4303in" svg:height="0.2323in"><text:p text:style-name="P1"><text:span text:style-name="T1">ver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custom-shape text:anchor-type="paragraph" draw:z-index="2" draw:name="Text Box 4" draw:style-name="gr2" draw:text-style-name="P9" svg:width="0.4303in" svg:height="0.2323in" svg:x="6.9181in" svg:y="0.2508in"><text:p text:style-name="P2"><text:span text:style-name="T1">ora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draw:custom-shape text:anchor-type="paragraph" draw:z-index="3" draw:name="Text Box 3" draw:style-name="gr1" draw:text-style-name="P9" svg:width="0.4303in" svg:height="0.2441in" svg:x="6.9299in" svg:y="0.102in"><text:p text:style-name="P2"><text:span text:style-name="T1">Hac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2" draw:style-name="gr1" draw:text-style-name="P9" svg:width="0.4303in" svg:height="0.2441in" svg:x="6.9299in" svg:y="0.4516in"><text:p text:style-name="P1"><text:span text:style-name="T1">Hac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fo:language="fr" fo:country="F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5217in" fo:margin-right="0in" fo:text-indent="0in" style:auto-text-indent="false"/>
      <style:text-properties fo:font-size="12.5pt" fo:font-weight="bold" style:font-size-asian="12.5pt" style:font-weight-asian="bold" style:font-size-complex="12.5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5181in" fo:margin-right="0in" fo:text-align="justify" style:justify-single-word="false" fo:text-indent="0in" style:auto-text-indent="false"/>
      <style:text-properties fo:font-size="10.5pt" style:font-size-asian="10.5pt" style:font-size-complex="10.5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2484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2.8319in" fo:margin-right="0.3402in" fo:margin-top="0.1244in" fo:margin-bottom="0in" style:contextual-spacing="false" fo:text-align="end" style:justify-single-word="false" fo:text-indent="-2.8327in" style:auto-text-indent="false"/>
    </style:style>
    <style:style style:name="Table_20_Paragraph" style:display-name="Table Paragraph" style:family="paragraph" style:parent-style-name="Standard" style:default-outline-level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fo:language="fr" fo:country="F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fo:language="fr" fo:country="F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color="#2f3f85" loext:opacity="100%" fo:font-size="7pt" fo:language="fr" fo:country="FR" style:font-name-asian="Arial1" style:font-family-asian="Arial" style:font-family-generic-asian="system" style:font-pitch-asian="variable" style:font-size-asian="7pt" style:language-asian="en" style:country-asian="US" style:font-name-complex="Arial1" style:font-family-complex="Arial" style:font-family-generic-complex="system" style:font-pitch-complex="variable" style:font-size-complex="7pt" style:language-complex="ar" style:country-complex="SA" style:text-scale="90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0673in" fo:margin-left="2.8319in"/>
        </style:list-level-properties>
        <style:text-properties fo:font-family="Arial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0673in" fo:margin-left="2.9409in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0673in" fo:margin-left="3.0484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0673in" fo:margin-left="3.1563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0673in" fo:margin-left="3.2638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0673in" fo:margin-left="3.3717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0673in" fo:margin-left="3.4791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0673in" fo:margin-left="3.5866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0673in" fo:margin-left="3.694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0.1945in" fo:margin-left="0.222in" fo:margin-right="0.4583in" style:writing-mode="lr-tb" style:layout-grid-color="#c0c0c0" style:layout-grid-lines="192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ofil</meta:initial-creator>
    <dc:creator>victor jost</dc:creator>
    <meta:editing-cycles>2</meta:editing-cycles>
    <meta:print-date>2021-01-10T13:06:00</meta:print-date>
    <meta:creation-date>2021-01-10T13:07:00</meta:creation-date>
    <dc:date>2021-01-10T13:07:00</dc:date>
    <meta:editing-duration>PT1M</meta:editing-duration>
    <meta:generator>LibreOffice/7.0.4.2$Linux_X86_64 LibreOffice_project/00$Build-2</meta:generator>
    <meta:document-statistic meta:table-count="0" meta:image-count="0" meta:object-count="0" meta:page-count="1" meta:paragraph-count="5" meta:word-count="4" meta:character-count="14" meta:non-whitespace-character-count="14"/>
    <meta:user-defined meta:name="AppVersion">16.0000</meta:user-defined>
    <meta:user-defined meta:name="Created" meta:value-type="date">2019-12-08T00:00:00</meta:user-defined>
    <meta:user-defined meta:name="Creator">Microsoft® Word 2016</meta:user-defined>
    <meta:user-defined meta:name="LastSaved" meta:value-type="date">2021-01-10T00:00:00</meta:user-defined>
    <meta:template xlink:type="simple" xlink:actuate="onRequest" xlink:title="Normal" xlink:href=""/>
  </office:meta>
</office:document-meta>
</file>